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position="super 65.6%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5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6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7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8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9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0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1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2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3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4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5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6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7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8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19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0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1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2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3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4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5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6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7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8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29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30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31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32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33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34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35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T36" style:parent-style-name="DefaultParagraphFont" style:family="text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T37" style:parent-style-name="DefaultParagraphFont" style:family="text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38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39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0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1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2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3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5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6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7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8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49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50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51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52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53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54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55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P56" style:parent-style-name="Standard" style:family="paragraph">
      <style:text-properties fo:font-weight="bold" style:font-weight-asian="bold" style:font-weight-complex="bold" style:text-position="super 65.3%" fo:font-size="26pt" style:font-size-asian="26pt" style:font-size-complex="26pt"/>
    </style:style>
    <style:style style:name="T57" style:parent-style-name="DefaultParagraphFont" style:family="text">
      <style:text-properties fo:font-weight="bold" style:font-weight-asian="bold" style:font-weight-complex="bold" style:text-position="super 65.3%" fo:font-size="26pt" style:font-size-asian="26pt" style:font-size-complex="26pt"/>
    </style:style>
  </office:automatic-styles>
  <office:body>
    <office:text text:use-soft-page-breaks="true">
      <text:p text:style-name="P1"/>
      <text:p text:style-name="P2"/>
      <text:p text:style-name="P3">Cloudera installation on google cloud</text:p>
      <text:p text:style-name="P4"/>
      <text:p text:style-name="P5">Home</text:p>
      <text:p text:style-name="P6">API</text:p>
      <text:p text:style-name="P7">CREDENTIALS</text:p>
      <text:p text:style-name="P8">CREATE</text:p>
      <text:p text:style-name="P9">SERVICE ACOUNT KEY</text:p>
      <text:p text:style-name="P10">NEW SERVICE ACOUNT</text:p>
      <text:p text:style-name="P11">P12</text:p>
      <text:p text:style-name="P12">CREATE</text:p>
      <text:p text:style-name="P13">HOME</text:p>
      <text:p text:style-name="P14">COMPUTE ENGINE</text:p>
      <text:p text:style-name="P15">CREATE INSTANCEs</text:p>
      <text:p text:style-name="P16">Give name node1 node2</text:p>
      <text:p text:style-name="P17">Select<text:s/>configuration 200GB 8 core 56 GB RAM</text:p>
      <text:p text:style-name="P18">Change- OS version</text:p>
      <text:p text:style-name="P19">Allow all HTTP traffic</text:p>
      <text:p text:style-name="P20">Allow API access</text:p>
      <text:p text:style-name="P21"/>
      <text:p text:style-name="P22">Access instance by SSH</text:p>
      <text:p text:style-name="P23">sudo -i</text:p>
      <text:p text:style-name="P24">change root password</text:p>
      <text:p text:style-name="P25">passwd</text:p>
      <text:p text:style-name="P26">set the same password for root on all instances</text:p>
      <text:p text:style-name="P27">Make below changes in below config file</text:p>
      <text:p text:style-name="P28">nano<text:s/>/etc/ssh/sshd_config</text:p>
      <text:p text:style-name="P29">PermitRootLogin yes</text:p>
      <text:p text:style-name="P30">AuthorizedKeysFile /root/.ssh/authorized_keys</text:p>
      <text:p text:style-name="P31">ChallengeResponseAuthentication yes</text:p>
      <text:p text:style-name="P32">PasswordAuthentication yes</text:p>
      <text:p text:style-name="P33"/>
      <text:p text:style-name="P34">service ssh restart</text:p>
      <text:p text:style-name="P35">ssh-keygen</text:p>
      <text:p text:style-name="Standard"><text:span text:style-name="T36">ssh-copy-id<text:s/></text:span><text:a xlink:href="mailto:root@node1" office:target-frame-name="_top" xlink:show="replace"><text:span text:style-name="T37">root@node1</text:span></text:a></text:p>
      <text:p text:style-name="P38">yes</text:p>
      <text:p text:style-name="P39">give root<text:s/>password</text:p>
      <text:p text:style-name="P40">sysctl -w vm.swappiness=0</text:p>
      <text:p text:style-name="P41">Do above changes on all instances</text:p>
      <text:p text:style-name="P42"/>
      <text:p text:style-name="P43">loudera dowload and instalation</text:p>
      <text:p text:style-name="P44">wget http://archive.cloudera.com/cm5/installer/latest/cloudera-manager-installer.bin</text:p>
      <text:p text:style-name="P45">sudo<text:s/>chmod u+x cloudera-manager-installer.bin</text:p>
      <text:p text:style-name="P46">sudo<text:s/>./cloudera-manager-installer.bin</text:p>
      <text:p text:style-name="P47">Disable the google cloud firewall rule</text:p>
      <text:p text:style-name="P48">Allow internals rule</text:p>
      <text:p text:style-name="P49">install by root user and give root user password</text:p>
      <text:p text:style-name="P50">continue installation by GUI.</text:p>
      <text:p text:style-name="P51">In case services are failed to start try <text:s/>to restart the cloudera services.</text:p>
      <text:p text:style-name="P52">Mostly problem come with oozie.</text:p>
      <text:p text:style-name="P53"/>
      <text:p text:style-name="P54"/>
      <text:p text:style-name="P55"/>
      <text:p text:style-name="P56"/>
      <text:p text:style-name="Standard"><text:span text:style-name="T5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AZ</dc:creator>
    <meta:creation-date>2016-02-29T12:44:00Z</meta:creation-date>
    <dc:date>2018-03-01T18:53:00Z</dc:date>
    <meta:template xlink:href="Normal" xlink:type="simple"/>
    <meta:editing-cycles>14</meta:editing-cycles>
    <meta:editing-duration>PT16860S</meta:editing-duration>
    <meta:document-statistic meta:page-count="1" meta:paragraph-count="2" meta:word-count="180" meta:character-count="1209" meta:row-count="8" meta:non-whitespace-character-count="1031"/>
  </office:meta>
</office:document-meta>
</file>